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settings.xml" manifest:media-type="text/xml"/>
  <manifest:file-entry manifest:full-path="meta.xml" manifest:media-type="text/xml"/>
  <manifest:file-entry manifest:full-path="Basic/Standard/ModuloTablaLicencia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1T02:29:42.264719200</meta:creation-date>
    <dc:date>2025-10-31T02:54:03.947028500</dc:date>
    <meta:editing-duration>PT13M51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oTablaLicencias.xml><?xml version="1.0" encoding="utf-8"?>
<!DOCTYPE module  PUBLIC '-//OpenOffice.org//DTD OfficeDocument 1.0//EN'  'module.dtd'>
<script:module xmlns:script="http://openoffice.org/2000/script" script:name="ModuloTablaLicencias" script:language="StarBasic" script:moduleType="normal">REM *****  BASIC *****

Sub CrearTablaLicencias
    Dim oDoc As Object
    Dim oText As Object
    Dim oCursor As Object
    Dim oTable As Object
    
    oDoc = ThisComponent
    oText = oDoc.Text
    oCursor = oText.createTextCursor()
    
    ' Inserta la tabla de 7 filas x 4 columnas
    oTable = oDoc.createInstance("com.sun.star.text.TextTable")
    oTable.initialize(7, 4)
    
    ' Inserta la tabla en el documento
    oText.insertTextContent(oCursor, oTable, False)
    
    ' Rellena las celdas con el texto
    oTable.getCellByPosition(0,0).String = "CopyRight"
    oTable.getCellByPosition(1,0).String = "Copyleft"
    oTable.getCellByPosition(2,0).String = "Open Source"
    oTable.getCellByPosition(3,0).String = "Creative Common"
    
    oTable.getCellByPosition(0,1).String = "Propietari"
    oTable.getCellByPosition(1,1).String = "FreeSoftware"
    oTable.getCellByPosition(2,1).String = "Apache"
    oTable.getCellByPosition(3,1).String = "CC BY"
    
    oTable.getCellByPosition(0,2).String = "Freeware"
    oTable.getCellByPosition(1,2).String = "…"
    oTable.getCellByPosition(2,2).String = "MIT"
    oTable.getCellByPosition(3,2).String = "CC BY-SA"
    
    oTable.getCellByPosition(0,3).String = "Shareware"
    oTable.getCellByPosition(1,3).String = "…"
    oTable.getCellByPosition(2,3).String = "BSD"
    oTable.getCellByPosition(3,3).String = "CC BY-NC"
    
    oTable.getCellByPosition(0,4).String = "Freemium"
    oTable.getCellByPosition(1,4).String = "…"
    oTable.getCellByPosition(2,4).String = "GNU"
    oTable.getCellByPosition(3,4).String = "CC BY-NC-SA"
    
    oTable.getCellByPosition(0,5).String = "Trade secret"
    oTable.getCellByPosition(1,5).String = "…"
    oTable.getCellByPosition(2,5).String = "Mozilla"
    oTable.getCellByPosition(3,5).String = "CC BY-ND"
    
    oTable.getCellByPosition(0,6).String = "…"
    oTable.getCellByPosition(1,6).String = "…"
    oTable.getCellByPosition(2,6).String = "Academic"
    oTable.getCellByPosition(3,6).String = "CC BY-NC-ND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oTablaLicencia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